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top="0in" fo:margin-bottom="0.1in" style:contextual-spacing="false"/>
      <style:text-properties officeooo:rsid="00178f0d" officeooo:paragraph-rsid="00178f0d"/>
    </style:style>
    <style:style style:name="P2" style:family="paragraph" style:parent-style-name="Standard">
      <style:paragraph-properties fo:margin-top="0in" fo:margin-bottom="0.1in" style:contextual-spacing="false"/>
      <style:text-properties fo:font-weight="bold" officeooo:rsid="00178f0d" officeooo:paragraph-rsid="00178f0d" style:font-weight-asian="bold" style:font-weight-complex="bold"/>
    </style:style>
    <style:style style:name="T1" style:family="text">
      <style:text-properties officeooo:rsid="00184cfa"/>
    </style:style>
    <style:style style:name="T2" style:family="text">
      <style:text-properties officeooo:rsid="001897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lème 1: Il deviendrait possible de maximiser le score en évitant un type d’ennemi en particulier.</text:p>
      <text:p text:style-name="P1"><text:tab/>→ <text:span text:style-name="T1">Pas spécialement important.</text:span></text:p>
      <text:p text:style-name="P1"><text:tab/>→ <text:span text:style-name="T1">Ce problème part du principe qu’on utilise un système de score dans le contexte d’un niveau à liste d’objectifs, ce qui n’est peut-être pas nécessaire.</text:span></text:p>
      <text:p text:style-name="P1"/>
      <text:p text:style-name="P1">Problème 2: L’information doit être délivrée aux joueurs afin qu’ils comprennent quel est l’objectif.</text:p>
      <text:p text:style-name="P1"><text:tab/>→ Quel est exactement le sentiment des joueurs par rapport à l’objectif? Si un score seul est présenté? Si un score et un score à atteindre est présenté? Si une liste d’ennemis à détruire est donnée? Si rien de tout cela n’est visible? Et en utilisant un <text:span text:style-name="T1">minuteur</text:span>, le sentiment ne serait-il pas plus oppressant?</text:p>
      <text:p text:style-name="P1"><text:tab/>→ <text:span text:style-name="T1">Si on part sur un minuteur, le niveau s’arrêterait-il immédiatement à la fin de celui-ci, ou les ennemis cesseraient-ils simplement de spawner?</text:span></text:p>
      <text:p text:style-name="P1"><text:tab/>→ <text:span text:style-name="T2">Il est nécessaire d’ajouter un effet visuel à la fin du niveau. Soit un flash de lumière qui détruit tous les ennemis restants, soit une augmentation progressive de la zone où les ennemis sont visibles.</text:span></text:p>
      <text:p text:style-name="P1"><text:tab/>→ <text:span text:style-name="T2">L’effet opposé peut être utilisé au début du jeu. Le niveau serait d’abord complètement illuminé, puis les ennemis apparaîtraient et la visibilité disparaîtrait rapidement. (Pour cet effet uniquement, l’ombre pourrait-elle venir des ennemis eux-mêmes?)</text:span></text:p>
      <text:p text:style-name="P1"/>
      <text:p text:style-name="P1">Problème 3: La possibilité de faire des niveaux custom a peu d’intérêt si ceux-ci ne sont qu’une liste d’ennemis et une vitesse.</text:p>
      <text:p text:style-name="P1"/>
      <text:p text:style-name="P2">Problème 4: Le choix aléatoire du point de spawn et de l’ennemi à spawner ne permet pas de créer une courbe de difficulté au sein même d’un niveau. <text:span text:style-name="T1">Pire, cela pourrait créer des pics aléatoirement.</text:span></text:p>
      <text:p text:style-name="P1"><text:tab/><text:span text:style-name="T1">3+4 → Le système de création de niveau pourrait être amélioré avec une définition des points de spawn puis un ordre de spawn exact (tel ennemi à tel endroit). Cependant, un tel investissement ne serait pertinent que si on établit les niveaux personalisés comme feature essentielle du jeu. Dans le cas contraire, il serait beaucoup plus simple de créer les niveaux scène par scèn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9T13:20:43.033000000</meta:creation-date>
    <dc:title>Custom</dc:title>
    <meta:editing-cycles>2</meta:editing-cycles>
    <meta:generator>LibreOffice/7.0.1.2$Windows_X86_64 LibreOffice_project/7cbcfc562f6eb6708b5ff7d7397325de9e764452</meta:generator>
    <meta:editing-duration>PT5M30S</meta:editing-duration>
    <dc:date>2020-11-19T13:47:03.691000000</dc:date>
    <meta:document-statistic meta:table-count="0" meta:image-count="0" meta:object-count="0" meta:page-count="1" meta:paragraph-count="11" meta:word-count="330" meta:character-count="2010" meta:non-whitespace-character-count="1684"/>
    <meta:template xlink:type="simple" xlink:actuate="onRequest" xlink:title="Custom" xlink:href="file:///C:/Users/Luna/AppData/Roaming/LibreOffice/4/user/template/Custom.ott" meta:date="2020-11-19T13:20:42.587000000"/>
  </office:meta>
</office:document-meta>
</file>